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309BCC8D10EE9017.png" manifest:media-type="image/png"/>
  <manifest:file-entry manifest:full-path="Pictures/100000000000055600000300506FFFEA3F2ABE98.png" manifest:media-type="image/png"/>
  <manifest:file-entry manifest:full-path="Pictures/1000000000000556000003003FAEEEB74F0BB379.png" manifest:media-type="image/png"/>
  <manifest:file-entry manifest:full-path="Pictures/1000000000000556000003000AB06D867710BD90.png" manifest:media-type="image/png"/>
  <manifest:file-entry manifest:full-path="Pictures/100000000000055600000300DF44059965D2638D.png" manifest:media-type="image/png"/>
  <manifest:file-entry manifest:full-path="Pictures/100000000000055600000300104430D01848CC96.png" manifest:media-type="image/png"/>
  <manifest:file-entry manifest:full-path="Pictures/100000000000055600000300C68EC1E4DD9412C5.png" manifest:media-type="image/png"/>
  <manifest:file-entry manifest:full-path="Pictures/100000000000055600000300B89B9CDEEEEFC84C.png" manifest:media-type="image/png"/>
  <manifest:file-entry manifest:full-path="Pictures/1000000000000556000003003A4D706123015D26.png" manifest:media-type="image/png"/>
  <manifest:file-entry manifest:full-path="Pictures/100000000000055600000300052CB8EB8DB592DB.png" manifest:media-type="image/png"/>
  <manifest:file-entry manifest:full-path="Pictures/10000000000005560000030095A4CD29FC12019B.png" manifest:media-type="image/png"/>
  <manifest:file-entry manifest:full-path="Pictures/10000000000005560000030002085437BC9AF3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5.36cm, 3.875cm, -0.139cm, 15.76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015cm, 3.66cm, 5.235cm, 16.02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9.301cm, 4.5cm, 6.541cm, 17.03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6.265cm, 4.755cm, 8.892cm, 16.70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949cm, 4.694cm, 10.037cm, 16.59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35cm, 5.276cm, 10.435cm, 17.09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6.451cm, 5.696cm, 9.686cm, 16.99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4.66cm, 5.345cm, 7.301cm, 18.32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4.335cm, 5.32cm, 0cm, 16.15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6.39cm, 5.45cm, 0.654cm, 16.658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6.96cm, 6.01cm, 2.191cm, 17.658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4.336cm, 6.01cm, 0cm, 17.53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y="-2cm" svg:width="17.066cm" svg:height="13.076cm" draw:z-index="0"><draw:image xlink:href="Pictures/1000000000000556000003003FAEEEB74F0BB379.png" xlink:type="simple" xlink:show="embed" xlink:actuate="onLoad"/></draw:frame><draw:frame draw:style-name="fr2" draw:name="Image2" text:anchor-type="paragraph" svg:x="-0.032cm" svg:y="11.074cm" svg:width="16.965cm" svg:height="9.426cm" draw:z-index="1"><draw:image xlink:href="Pictures/100000000000055600000300506FFFEA3F2ABE98.png" xlink:type="simple" xlink:show="embed" xlink:actuate="onLoad"/></draw:frame><draw:frame draw:style-name="fr3" draw:name="Image3" text:anchor-type="paragraph" svg:y="20.498cm" svg:width="15.871cm" svg:height="6.697cm" draw:z-index="2"><draw:image xlink:href="Pictures/100000000000055600000300DF44059965D2638D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4" draw:name="Image4" text:anchor-type="paragraph" svg:y="-1.976cm" svg:width="15.653cm" svg:height="6.989cm" draw:z-index="3"><draw:image xlink:href="Pictures/100000000000055600000300052CB8EB8DB592DB.png" xlink:type="simple" xlink:show="embed" xlink:actuate="onLoad"/></draw:frame><draw:frame draw:style-name="fr5" draw:name="Image5" text:anchor-type="paragraph" svg:x="0.674cm" svg:y="5.011cm" svg:width="15.485cm" svg:height="6.967cm" draw:z-index="4"><draw:image xlink:href="Pictures/100000000000055600000300C68EC1E4DD9412C5.png" xlink:type="simple" xlink:show="embed" xlink:actuate="onLoad"/></draw:frame><draw:frame draw:style-name="fr6" draw:name="Image6" text:anchor-type="paragraph" svg:x="0.674cm" svg:y="11.977cm" svg:width="15.625cm" svg:height="7.445cm" draw:z-index="5"><draw:image xlink:href="Pictures/100000000000055600000300B89B9CDEEEEFC84C.png" xlink:type="simple" xlink:show="embed" xlink:actuate="onLoad"/></draw:frame><draw:frame draw:style-name="fr7" draw:name="Image7" text:anchor-type="paragraph" svg:x="0.757cm" svg:y="19.888cm" svg:width="15.189cm" svg:height="6.525cm" draw:z-index="6"><draw:image xlink:href="Pictures/1000000000000556000003000AB06D867710BD90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8" draw:name="Image8" text:anchor-type="paragraph" svg:x="0.783cm" svg:y="-1.21cm" svg:width="16.538cm" svg:height="10.206cm" draw:z-index="7"><draw:image xlink:href="Pictures/1000000000000556000003003A4D706123015D26.png" xlink:type="simple" xlink:show="embed" xlink:actuate="onLoad"/></draw:frame><text:soft-page-break/></text:p>
      <text:p text:style-name="Standard"><draw:frame draw:style-name="fr9" draw:name="Image9" text:anchor-type="paragraph" svg:x="0.813cm" svg:y="0.138cm" svg:width="16.371cm" svg:height="7.818cm" draw:z-index="8"><draw:image xlink:href="Pictures/10000000000005560000030095A4CD29FC12019B.png" xlink:type="simple" xlink:show="embed" xlink:actuate="onLoad"/></draw:frame></text:p>
      <text:p text:style-name="Standard"><draw:frame draw:style-name="fr10" draw:name="Image10" text:anchor-type="paragraph" svg:x="0.769cm" svg:y="0.136cm" svg:width="16.48cm" svg:height="6.346cm" draw:z-index="9"><draw:image xlink:href="Pictures/10000000000005560000030002085437BC9AF3B9.png" xlink:type="simple" xlink:show="embed" xlink:actuate="onLoad"/></draw:frame></text:p>
      <text:p text:style-name="Standard"/>
      <text:p text:style-name="Standard"><draw:frame draw:style-name="fr11" draw:name="Image11" text:anchor-type="paragraph" svg:x="0.559cm" svg:y="-1.157cm" svg:width="16.586cm" svg:height="12.134cm" draw:z-index="10"><draw:image xlink:href="Pictures/100000000000055600000300309BCC8D10EE9017.png" xlink:type="simple" xlink:show="embed" xlink:actuate="onLoad"/></draw:frame><draw:frame draw:style-name="fr12" draw:name="Image12" text:anchor-type="paragraph" svg:x="0.538cm" svg:y="11.354cm" svg:width="16.365cm" svg:height="15.109cm" draw:z-index="11"><draw:image xlink:href="Pictures/100000000000055600000300104430D01848CC96.png" xlink:type="simple" xlink:show="embed" xlink:actuate="onLoad"/></draw:frame><text:soft-page-break/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4:56:09.114098644</meta:creation-date>
    <dc:date>2019-06-26T20:53:11.975453195</dc:date>
    <meta:editing-duration>PT8H53M13S</meta:editing-duration>
    <meta:editing-cycles>9</meta:editing-cycles>
    <meta:generator>LibreOffice/5.1.6.2$Linux_X86_64 LibreOffice_project/10m0$Build-2</meta:generator>
    <meta:document-statistic meta:table-count="0" meta:image-count="12" meta:object-count="0" meta:page-count="5" meta:paragraph-count="0" meta:word-count="0" meta:character-count="0" meta:non-whitespace-character-count="0"/>
  </office:meta>
</office:document-meta>
</file>